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2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2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2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2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5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number-columns-repeated="2"/>
          <table:table-cell table:formula="of:=SUM([.K2];[.K10];[.K12])" office:value-type="float" office:value="61900">
            <text:p>619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2"/>
          <table:table-cell table:formula="of:=SUM([.G3])" office:value-type="float" office:value="36200">
            <text:p>36200</text:p>
          </table:table-cell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25700">
            <text:p>25700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2400">
            <text:p>2400</text:p>
          </table:table-cell>
          <table:table-cell office:value-type="float" office:value="22000">
            <text:p>22000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table:number-columns-repeated="2" office:value-type="string">
            <text:p>-Ma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/>
          <table:table-cell office:value-type="float" office:value="38000">
            <text:p>38000</text:p>
          </table:table-cell>
          <table:table-cell/>
        </table:table-row>
        <table:table-row table:style-name="ro15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)" office:value-type="float" office:value="395">
            <text:p>395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 table:number-columns-repeated="2"/>
        </table:table-row>
        <table:table-row table:style-name="ro15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Սերյոժա</text:p>
          </table:table-cell>
          <table:table-cell/>
          <table:table-cell office:value-type="string">
            <text:p>60000(salary)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568.4210526316">
            <text:p>36568.4210526316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ce35" office:value-type="float" office:value="10900">
            <text:p>10900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4/08/2016</text:date>, <text:time>11:0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4-08T11:00:12</dc:date>
    <meta:editing-duration>P6DT1H47M3S</meta:editing-duration>
    <meta:editing-cycles>2206</meta:editing-cycles>
    <meta:generator>OpenOffice/4.1.1$Unix OpenOffice.org_project/411m6$Build-9775</meta:generator>
    <dc:creator>Hasmik Dabaghyan</dc:creator>
    <meta:document-statistic meta:table-count="13" meta:cell-count="5361" meta:object-count="0"/>
  </office:meta>
</office:document-meta>
</file>